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svg+xml" manifest:full-path="Pictures/10000F4900001A9200001629B5C98E80.svg"/>
  <manifest:file-entry manifest:media-type="image/png" manifest:full-path="Pictures/10000201000001160000016E1D47D2FC.png"/>
  <manifest:file-entry manifest:media-type="image/gif" manifest:full-path="Pictures/100002000000002000000020752EB6EC.gif"/>
  <manifest:file-entry manifest:media-type="image/png" manifest:full-path="Pictures/10000201000000FA0000015E247DE745.png"/>
  <manifest:file-entry manifest:media-type="image/png" manifest:full-path="Pictures/1000020100000205000003C39F616EAF.png"/>
  <manifest:file-entry manifest:media-type="image/png" manifest:full-path="Pictures/10000201000001B1000002382A0C5FEA.png"/>
  <manifest:file-entry manifest:media-type="image/png" manifest:full-path="Pictures/10000201000001410000012D302AE49D.png"/>
  <manifest:file-entry manifest:media-type="image/png" manifest:full-path="Pictures/1000020100000101000000D6B6A43C9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452cm"/>
    </style:style>
    <style:style style:name="P1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5.8cm" svg:height="4.487cm" svg:x="10.4cm" svg:y="1.413cm">
          <draw:image xlink:href="Pictures/10000201000001B1000002382A0C5FEA.png" xlink:type="simple" xlink:show="embed" xlink:actuate="onLoad">
            <text:p/>
          </draw:image>
        </draw:frame>
        <draw:rect draw:style-name="gr2" draw:text-style-name="P1" draw:layer="layout" svg:width="4.875cm" svg:height="1.477cm" svg:x="3.5cm" svg:y="6.423cm">
          <text:p text:style-name="P1">direkter Absatz</text:p>
        </draw:rect>
        <draw:rect draw:style-name="gr2" draw:text-style-name="P1" draw:layer="layout" svg:width="4.875cm" svg:height="1.476cm" svg:x="18.625cm" svg:y="6.2cm">
          <text:p text:style-name="P1">indirekter Absatz</text:p>
        </draw:rect>
        <draw:rect draw:style-name="gr2" draw:text-style-name="P1" draw:layer="layout" svg:width="3.2cm" svg:height="1.476cm" svg:x="1.2cm" svg:y="9.024cm">
          <text:p text:style-name="P1"><text:span text:style-name="T1">Direktversand</text:span></text:p>
          <text:p text:style-name="P1"/>
        </draw:rect>
        <draw:rect draw:style-name="gr2" draw:text-style-name="P1" draw:layer="layout" svg:width="2.5cm" svg:height="1.476cm" svg:x="4.6cm" svg:y="9cm">
          <text:p text:style-name="P1"><text:span text:style-name="T1">Vertreter</text:span></text:p>
          <text:p text:style-name="P1"/>
        </draw:rect>
        <draw:rect draw:style-name="gr2" draw:text-style-name="P1" draw:layer="layout" svg:width="3.3cm" svg:height="1.476cm" svg:x="7.4cm" svg:y="9cm">
          <text:p text:style-name="P1"><text:span text:style-name="T1">Verkaufsfiliale</text:span></text:p>
          <text:p text:style-name="P1"/>
        </draw:rect>
        <draw:rect draw:style-name="gr2" draw:text-style-name="P1" draw:layer="layout" svg:width="5cm" svg:height="1.476cm" svg:x="14.7cm" svg:y="8.9cm">
          <text:p text:style-name="P1"><text:span text:style-name="T1">Einkaufsgemeinschaft</text:span></text:p>
        </draw:rect>
        <draw:rect draw:style-name="gr2" draw:text-style-name="P1" draw:layer="layout" svg:width="5cm" svg:height="1.476cm" svg:x="22.4cm" svg:y="8.924cm">
          <text:p text:style-name="P1"><text:span text:style-name="T1">Großhandel</text:span></text:p>
        </draw:rect>
        <draw:line draw:style-name="gr3" draw:text-style-name="P1" draw:layer="layout" svg:x1="2.9cm" svg:y1="11.1cm" svg:x2="2.9cm" svg:y2="13.9cm">
          <text:p/>
        </draw:line>
        <draw:line draw:style-name="gr3" draw:text-style-name="P1" draw:layer="layout" svg:x1="5.7cm" svg:y1="11cm" svg:x2="5.7cm" svg:y2="13.8cm">
          <text:p/>
        </draw:line>
        <draw:line draw:style-name="gr3" draw:text-style-name="P1" draw:layer="layout" svg:x1="8.9cm" svg:y1="10.9cm" svg:x2="8.9cm" svg:y2="13.7cm">
          <text:p/>
        </draw:line>
        <draw:line draw:style-name="gr3" draw:text-style-name="P1" draw:layer="layout" svg:x1="17.1cm" svg:y1="11cm" svg:x2="17.1cm" svg:y2="13.8cm">
          <text:p/>
        </draw:line>
        <draw:line draw:style-name="gr3" draw:text-style-name="P1" draw:layer="layout" svg:x1="21.1cm" svg:y1="8.2cm" svg:x2="21.1cm" svg:y2="13.8cm">
          <text:p/>
        </draw:line>
        <draw:line draw:style-name="gr3" draw:text-style-name="P1" draw:layer="layout" svg:x1="25cm" svg:y1="10.8cm" svg:x2="25cm" svg:y2="12.2cm">
          <text:p/>
        </draw:line>
        <draw:rect draw:style-name="gr2" draw:text-style-name="P1" draw:layer="layout" svg:width="5cm" svg:height="1.476cm" svg:x="22.4cm" svg:y="12.424cm">
          <text:p text:style-name="P1"><text:span text:style-name="T1">Einzelhandel</text:span></text:p>
        </draw:rect>
        <draw:frame draw:style-name="gr1" draw:text-style-name="P1" draw:layer="layout" svg:width="1.6cm" svg:height="1.6cm" svg:x="4.874cm" svg:y="11.3cm">
          <draw:image xlink:href="Pictures/1000020100000205000003C39F616EAF.png" xlink:type="simple" xlink:show="embed" xlink:actuate="onLoad">
            <text:p/>
          </draw:image>
        </draw:frame>
        <draw:frame draw:style-name="gr1" draw:text-style-name="P1" draw:layer="layout" svg:width="2.341cm" svg:height="1.8cm" svg:x="1.759cm" svg:y="11.1cm">
          <draw:image xlink:href="Pictures/1000020100000101000000D6B6A43C9D.png" xlink:type="simple" xlink:show="embed" xlink:actuate="onLoad"/>
          <draw:image xlink:href="Pictures/10000F4900001A9200001629B5C98E80.svg" xlink:type="simple" xlink:show="embed" xlink:actuate="onLoad">
            <text:p/>
          </draw:image>
        </draw:frame>
        <draw:frame draw:style-name="gr1" draw:text-style-name="P1" draw:layer="layout" svg:width="2.443cm" svg:height="1.922cm" svg:x="7.7cm" svg:y="11.178cm">
          <draw:image xlink:href="Pictures/100002000000002000000020752EB6EC.gif" xlink:type="simple" xlink:show="embed" xlink:actuate="onLoad">
            <text:p/>
          </draw:image>
        </draw:frame>
        <draw:frame draw:style-name="gr1" draw:text-style-name="P1" draw:layer="layout" svg:width="4.9cm" svg:height="2.076cm" svg:x="16.5cm" svg:y="13.824cm">
          <draw:image xlink:href="Pictures/10000201000001410000012D302AE49D.png" xlink:type="simple" xlink:show="embed" xlink:actuate="onLoad">
            <text:p/>
          </draw:image>
        </draw:frame>
        <draw:line draw:style-name="gr3" draw:text-style-name="P1" draw:layer="layout" svg:x1="10cm" svg:y1="3.7cm" svg:x2="6.6cm" svg:y2="5.6cm">
          <text:p/>
        </draw:line>
        <draw:line draw:style-name="gr3" draw:text-style-name="P1" draw:layer="layout" svg:x1="16.6cm" svg:y1="3.6cm" svg:x2="20.4cm" svg:y2="5.7cm">
          <text:p/>
        </draw:line>
        <draw:frame draw:style-name="gr1" draw:text-style-name="P1" draw:layer="layout" svg:width="1.933cm" svg:height="1.985cm" svg:x="7.8cm" svg:y="17.227cm">
          <draw:image xlink:href="Pictures/10000201000000FA0000015E247DE745.png" xlink:type="simple" xlink:show="embed" xlink:actuate="onLoad">
            <text:p/>
          </draw:image>
        </draw:frame>
        <draw:frame draw:style-name="gr1" draw:text-style-name="P1" draw:layer="layout" svg:width="1.772cm" svg:height="2.488cm" svg:x="9.2cm" svg:y="16.524cm">
          <draw:image xlink:href="Pictures/10000201000001160000016E1D47D2FC.png" xlink:type="simple" xlink:show="embed" xlink:actuate="onLoad">
            <text:p/>
          </draw:image>
        </draw:frame>
        <draw:frame draw:style-name="gr1" draw:text-style-name="P1" draw:layer="layout" svg:width="1.772cm" svg:height="2.488cm" svg:x="9.828cm" svg:y="17.512cm">
          <draw:image xlink:href="Pictures/10000201000001160000016E1D47D2FC.png" xlink:type="simple" xlink:show="embed" xlink:actuate="onLoad">
            <text:p/>
          </draw:image>
        </draw:frame>
        <draw:frame draw:style-name="gr1" draw:text-style-name="P1" draw:layer="layout" svg:width="1.772cm" svg:height="2.488cm" svg:x="6.4cm" svg:y="17.224cm">
          <draw:image xlink:href="Pictures/10000201000001160000016E1D47D2FC.png" xlink:type="simple" xlink:show="embed" xlink:actuate="onLoad">
            <text:p/>
          </draw:image>
        </draw:frame>
        <draw:frame draw:style-name="gr1" draw:text-style-name="P1" draw:layer="layout" svg:width="0.9cm" svg:height="1.688cm" svg:x="9.1cm" svg:y="17.712cm">
          <draw:image xlink:href="Pictures/10000201000001160000016E1D47D2FC.png" xlink:type="simple" xlink:show="embed" xlink:actuate="onLoad">
            <text:p/>
          </draw:image>
        </draw:frame>
        <draw:frame draw:style-name="gr1" draw:text-style-name="P1" draw:layer="layout" svg:width="0.933cm" svg:height="1.4cm" svg:x="7.5cm" svg:y="16.812cm">
          <draw:image xlink:href="Pictures/10000201000000FA0000015E247DE745.png" xlink:type="simple" xlink:show="embed" xlink:actuate="onLoad">
            <text:p/>
          </draw:image>
        </draw:frame>
        <draw:line draw:style-name="gr3" draw:text-style-name="P1" draw:layer="layout" svg:x1="3.9cm" svg:y1="8.3cm" svg:x2="3.3cm" svg:y2="8.8cm">
          <text:p/>
        </draw:line>
        <draw:line draw:style-name="gr3" draw:text-style-name="P1" draw:layer="layout" svg:x1="5.8cm" svg:y1="8.2cm" svg:x2="5.8cm" svg:y2="9cm">
          <text:p/>
        </draw:line>
        <draw:line draw:style-name="gr3" draw:text-style-name="P1" draw:layer="layout" svg:x1="7.6cm" svg:y1="8.3cm" svg:x2="8.7cm" svg:y2="8.8cm">
          <text:p/>
        </draw:line>
        <draw:line draw:style-name="gr3" draw:text-style-name="P1" draw:layer="layout" svg:x1="19.2cm" svg:y1="7.9cm" svg:x2="18.7cm" svg:y2="8.6cm">
          <text:p/>
        </draw:line>
        <draw:line draw:style-name="gr3" draw:text-style-name="P1" draw:layer="layout" svg:x1="23.1cm" svg:y1="8.1cm" svg:x2="23.8cm" svg:y2="8.8cm">
          <text:p/>
        </draw:line>
        <draw:frame draw:style-name="gr1" draw:text-style-name="P1" draw:layer="layout" svg:width="1.933cm" svg:height="1.985cm" svg:x="11.428cm" svg:y="17.227cm">
          <draw:image xlink:href="Pictures/10000201000000FA0000015E247DE745.png" xlink:type="simple" xlink:show="embed" xlink:actuate="onLoad">
            <text:p/>
          </draw:image>
        </draw:frame>
        <draw:frame draw:style-name="gr1" draw:text-style-name="P1" draw:layer="layout" svg:width="1.772cm" svg:height="2.488cm" svg:x="12.828cm" svg:y="16.524cm">
          <draw:image xlink:href="Pictures/10000201000001160000016E1D47D2FC.png" xlink:type="simple" xlink:show="embed" xlink:actuate="onLoad">
            <text:p/>
          </draw:image>
        </draw:frame>
        <draw:frame draw:style-name="gr1" draw:text-style-name="P1" draw:layer="layout" svg:width="1.772cm" svg:height="2.488cm" svg:x="10.028cm" svg:y="17.224cm">
          <draw:image xlink:href="Pictures/10000201000001160000016E1D47D2FC.png" xlink:type="simple" xlink:show="embed" xlink:actuate="onLoad">
            <text:p/>
          </draw:image>
        </draw:frame>
        <draw:frame draw:style-name="gr1" draw:text-style-name="P1" draw:layer="layout" svg:width="0.9cm" svg:height="1.688cm" svg:x="12.728cm" svg:y="17.712cm">
          <draw:image xlink:href="Pictures/10000201000001160000016E1D47D2FC.png" xlink:type="simple" xlink:show="embed" xlink:actuate="onLoad">
            <text:p/>
          </draw:image>
        </draw:frame>
        <draw:frame draw:style-name="gr1" draw:text-style-name="P1" draw:layer="layout" svg:width="0.933cm" svg:height="1.4cm" svg:x="11.128cm" svg:y="16.812cm">
          <draw:image xlink:href="Pictures/10000201000000FA0000015E247DE745.png" xlink:type="simple" xlink:show="embed" xlink:actuate="onLoad">
            <text:p/>
          </draw:image>
        </draw:frame>
        <draw:frame draw:style-name="gr1" draw:text-style-name="P1" draw:layer="layout" svg:width="1.933cm" svg:height="1.985cm" svg:x="13.4cm" svg:y="17.715cm">
          <draw:image xlink:href="Pictures/10000201000000FA0000015E247DE745.png" xlink:type="simple" xlink:show="embed" xlink:actuate="onLoad">
            <text:p/>
          </draw:image>
        </draw:frame>
        <draw:frame draw:style-name="gr1" draw:text-style-name="P1" draw:layer="layout" svg:width="1.772cm" svg:height="2.488cm" svg:x="14.8cm" svg:y="17.012cm">
          <draw:image xlink:href="Pictures/10000201000001160000016E1D47D2FC.png" xlink:type="simple" xlink:show="embed" xlink:actuate="onLoad">
            <text:p/>
          </draw:image>
        </draw:frame>
        <draw:frame draw:style-name="gr1" draw:text-style-name="P1" draw:layer="layout" svg:width="1.772cm" svg:height="2.488cm" svg:x="12cm" svg:y="17.712cm">
          <draw:image xlink:href="Pictures/10000201000001160000016E1D47D2FC.png" xlink:type="simple" xlink:show="embed" xlink:actuate="onLoad">
            <text:p/>
          </draw:image>
        </draw:frame>
        <draw:frame draw:style-name="gr1" draw:text-style-name="P1" draw:layer="layout" svg:width="0.9cm" svg:height="1.688cm" svg:x="14.7cm" svg:y="18.2cm">
          <draw:image xlink:href="Pictures/10000201000001160000016E1D47D2FC.png" xlink:type="simple" xlink:show="embed" xlink:actuate="onLoad">
            <text:p/>
          </draw:image>
        </draw:frame>
        <draw:frame draw:style-name="gr1" draw:text-style-name="P1" draw:layer="layout" svg:width="0.933cm" svg:height="1.4cm" svg:x="13.1cm" svg:y="17.3cm">
          <draw:image xlink:href="Pictures/10000201000000FA0000015E247DE745.png" xlink:type="simple" xlink:show="embed" xlink:actuate="onLoad">
            <text:p/>
          </draw:image>
        </draw:frame>
        <draw:frame draw:style-name="gr1" draw:text-style-name="P1" draw:layer="layout" svg:width="1.933cm" svg:height="1.985cm" svg:x="14.1cm" svg:y="17.812cm">
          <draw:image xlink:href="Pictures/10000201000000FA0000015E247DE745.png" xlink:type="simple" xlink:show="embed" xlink:actuate="onLoad">
            <text:p/>
          </draw:image>
        </draw:frame>
        <draw:frame draw:style-name="gr1" draw:text-style-name="P1" draw:layer="layout" svg:width="1.772cm" svg:height="2.488cm" svg:x="15.428cm" svg:y="16.724cm">
          <draw:image xlink:href="Pictures/10000201000001160000016E1D47D2FC.png" xlink:type="simple" xlink:show="embed" xlink:actuate="onLoad">
            <text:p/>
          </draw:image>
        </draw:frame>
        <draw:frame draw:style-name="gr1" draw:text-style-name="P1" draw:layer="layout" svg:width="1.772cm" svg:height="2.488cm" svg:x="12.728cm" svg:y="17.524cm">
          <draw:image xlink:href="Pictures/10000201000001160000016E1D47D2FC.png" xlink:type="simple" xlink:show="embed" xlink:actuate="onLoad">
            <text:p/>
          </draw:image>
        </draw:frame>
        <draw:frame draw:style-name="gr1" draw:text-style-name="P1" draw:layer="layout" svg:width="1.2cm" svg:height="1.688cm" svg:x="15.5cm" svg:y="17.312cm">
          <draw:image xlink:href="Pictures/10000201000001160000016E1D47D2FC.png" xlink:type="simple" xlink:show="embed" xlink:actuate="onLoad">
            <text:p/>
          </draw:image>
        </draw:frame>
        <draw:frame draw:style-name="gr1" draw:text-style-name="P1" draw:layer="layout" svg:width="0.933cm" svg:height="1.4cm" svg:x="13.9cm" svg:y="16.412cm">
          <draw:image xlink:href="Pictures/10000201000000FA0000015E247DE745.png" xlink:type="simple" xlink:show="embed" xlink:actuate="onLoad">
            <text:p/>
          </draw:image>
        </draw:frame>
        <draw:frame draw:style-name="gr4" draw:layer="layout" svg:width="6.9cm" svg:height="1.5cm" svg:x="10cm" svg:y="15.912cm">
          <draw:text-box>
            <text:p>Verbrauch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99ccff" draw:fill-image-width="0cm" draw:fill-image-height="0cm" draw:tile-repeat-offset="0% vertical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2-06T01:09:44.06</meta:creation-date>
    <dc:date>2017-02-06T01:35:47.15</dc:date>
    <meta:editing-duration>PT26M1S</meta:editing-duration>
    <meta:editing-cycles>5</meta:editing-cycles>
    <meta:generator>OpenOffice/4.1.3$Win32 OpenOffice.org_project/413m1$Build-9783</meta:generator>
    <meta:document-statistic meta:object-count="48"/>
  </office:meta>
</office:document-meta>
</file>